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="dash" draw:stroke-dash="Dashed_20__28_var_29_"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4pt" style:font-size-complex="14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12pt" style:font-size-asian="18pt" style:font-size-complex="18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4pt" style:font-size-complex="14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0.762cm" svg:x="4.302cm" svg:y="1cm">
          <text:p text:style-name="P1"><text:span text:style-name="T1">GrettyStartTask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2" draw:id="id2" draw:layer="layout" svg:width="3.838cm" svg:height="1.523cm" svg:x="4.48cm" svg:y="2.651cm">
          <text:p text:style-name="P1"><text:span text:style-name="T1">sources</text:span><text:span text:style-name="T1"><text:line-break/></text:span><text:span text:style-name="T1">up-to-dat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6.398cm" svg:y1="1.762cm" svg:x2="6.399cm" svg:y2="2.651cm" draw:start-shape="id1" draw:start-glue-point="6" draw:end-shape="id2" draw:end-glue-point="4" svg:d="m6398 1762 1 889" svg:viewBox="0 0 2 890">
          <text:p/>
        </draw:connector>
        <draw:custom-shape draw:style-name="gr1" draw:text-style-name="P3" xml:id="id3" draw:id="id3" draw:layer="layout" svg:width="3.26cm" svg:height="0.82cm" svg:x="8.535cm" svg:y="4.244cm">
          <text:p text:style-name="P1"><text:span text:style-name="T2">comp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3" draw:layer="layout" svg:x1="8.318cm" svg:y1="3.413cm" svg:x2="10.165cm" svg:y2="4.244cm" draw:start-shape="id2" draw:start-glue-point="7" draw:end-shape="id3" draw:end-glue-point="4" svg:d="m8318 3413h1847v831" svg:viewBox="0 0 1848 832">
          <text:p text:style-name="P1"><text:span text:style-name="T2">no</text:span></text:p>
          <text:p text:style-name="P1"><text:span text:style-name="T2"/></text:p>
        </draw:connector>
        <draw:connector draw:style-name="gr3" draw:text-style-name="P5" draw:layer="layout" draw:type="line" svg:x1="6.399cm" svg:y1="4.174cm" svg:x2="6.361cm" svg:y2="6.334cm" draw:start-shape="id2" draw:start-glue-point="6" draw:end-shape="id4" draw:end-glue-point="4" svg:d="m6399 4174-38 2160" svg:viewBox="0 0 39 2161">
          <text:p text:style-name="P4"><text:span text:style-name="T2">yes <text:s text:c="7"/></text:span></text:p>
          <text:p text:style-name="P4"><text:span text:style-name="T2"/></text:p>
          <text:p text:style-name="P4"><text:span text:style-name="T2"/></text:p>
          <text:p text:style-name="P4"><text:span text:style-name="T2"/></text:p>
        </draw:connector>
        <draw:connector draw:style-name="gr2" draw:text-style-name="P3" draw:layer="layout" svg:x1="10.165cm" svg:y1="5.064cm" svg:x2="6.361cm" svg:y2="6.334cm" draw:start-shape="id3" draw:start-glue-point="6" draw:end-shape="id4" draw:end-glue-point="4" svg:d="m10165 5064v636h-3804v634" svg:viewBox="0 0 3805 1271">
          <text:p/>
        </draw:connector>
        <draw:custom-shape draw:style-name="gr1" draw:text-style-name="P3" xml:id="id4" draw:id="id4" draw:layer="layout" svg:width="4.773cm" svg:height="1.054cm" svg:x="3.974cm" svg:y="6.334cm">
          <text:p text:style-name="P1"><text:span text:style-name="T2">start Jetty process </text:span><text:span text:style-name="T2"><text:line-break/></text:span><text:span text:style-name="T2">against compiled clas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7" draw:layer="layout" draw:type="curve" svg:x1="6.361cm" svg:y1="7.388cm" svg:x2="13.573cm" svg:y2="8.023cm" draw:start-shape="id4" draw:start-glue-point="6" draw:end-shape="id5" draw:end-glue-point="3" svg:d="m6361 7388c0 424 2404 635 7212 635" svg:viewBox="0 0 7213 636">
          <text:p text:style-name="P6"><text:span text:style-name="T2">start process <text:s text:c="2"/></text:span></text:p>
        </draw:connector>
        <draw:custom-shape draw:style-name="gr5" draw:text-style-name="P3" xml:id="id10" draw:id="id10" draw:layer="layout" svg:width="4.064cm" svg:height="1.171cm" svg:x="13.573cm" svg:y="11.805cm">
          <text:p text:style-name="P1"><text:span text:style-name="T2">send “started” signal </text:span></text:p>
          <text:p text:style-name="P1"><text:span text:style-name="T2">to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361cm" svg:y1="7.388cm" svg:x2="6.398cm" svg:y2="8.997cm" draw:start-shape="id4" draw:start-glue-point="6" draw:end-shape="id6" draw:end-glue-point="4" svg:d="m6361 7388 37 1609" svg:viewBox="0 0 38 1610">
          <text:p/>
        </draw:connector>
        <draw:custom-shape draw:style-name="gr1" draw:text-style-name="P3" xml:id="id7" draw:id="id7" draw:layer="layout" svg:width="4.074cm" svg:height="0.889cm" svg:x="4.419cm" svg:y="11.692cm">
          <text:p text:style-name="P1"><text:span text:style-name="T2">wait for user keypr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6" draw:id="id6" draw:layer="layout" svg:width="3.937cm" svg:height="1.171cm" svg:x="4.429cm" svg:y="8.997cm">
          <text:p text:style-name="P1"><text:span text:style-name="T2">wait for “started” signal </text:span><text:span text:style-name="T2"><text:line-break/></text:span><text:span text:style-name="T2">on </text:span><text:span text:style-name="T3">status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xml:id="id8" draw:id="id8" draw:layer="layout" svg:width="4.064cm" svg:height="1.171cm" svg:x="4.429cm" svg:y="14.204cm">
          <text:p text:style-name="P1"><text:span text:style-name="T2">send “stop” signal </text:span></text:p>
          <text:p text:style-name="P1"><text:span text:style-name="T2">to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8" draw:layer="layout" draw:type="line" svg:x1="6.456cm" svg:y1="12.581cm" svg:x2="6.461cm" svg:y2="14.204cm" draw:start-shape="id7" draw:end-shape="id8" svg:d="m6456 12581 5 1623" svg:viewBox="0 0 6 1624">
          <text:p/>
        </draw:connector>
        <draw:custom-shape draw:style-name="gr5" draw:text-style-name="P2" xml:id="id5" draw:id="id5" draw:layer="layout" svg:width="4.064cm" svg:height="0.762cm" svg:x="13.573cm" svg:y="7.642cm">
          <text:p text:style-name="P1"><text:span text:style-name="T1">Jetty process star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8.404cm" svg:x2="15.609cm" svg:y2="9.674cm" draw:start-shape="id5" draw:start-glue-point="6" draw:end-shape="id9" draw:end-glue-point="4" svg:d="m15605 8404 4 1270" svg:viewBox="0 0 5 1271">
          <text:p/>
        </draw:connector>
        <draw:custom-shape draw:style-name="gr5" draw:text-style-name="P3" xml:id="id11" draw:id="id11" draw:layer="layout" svg:width="4.826cm" svg:height="1.397cm" svg:x="13.192cm" svg:y="14.246cm">
          <text:p text:style-name="P1"><text:span text:style-name="T2">In wait loop.</text:span><text:span text:style-name="T2"><text:line-break/></text:span><text:span text:style-name="T2">listen for “stop” signal </text:span><text:span text:style-name="T2"><text:line-break/></text:span><text:span text:style-name="T2">on </text:span><text:span text:style-name="T3">service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5cm" svg:y1="12.976cm" svg:x2="15.605cm" svg:y2="14.246cm" draw:start-shape="id10" draw:end-shape="id11" draw:end-glue-point="4" svg:d="m15605 12976v1270" svg:viewBox="0 0 1 1271">
          <text:p/>
        </draw:connector>
        <draw:custom-shape draw:style-name="gr1" draw:text-style-name="P2" xml:id="id14" draw:id="id14" draw:layer="layout" svg:width="5.207cm" svg:height="1.284cm" svg:x="3.921cm" svg:y="20.582cm">
          <text:p text:style-name="P1"><text:span text:style-name="T1">GrettyStartTask finished.</text:span><text:span text:style-name="T1"><text:line-break/></text:span><text:span text:style-name="T1">Gradle proceeds </text:span><text:span text:style-name="T1"><text:line-break/></text:span><text:span text:style-name="T1">with other task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" draw:text-style-name="P3" draw:layer="layout" draw:type="line" svg:x1="13.573cm" svg:y1="12.39cm" svg:x2="8.366cm" svg:y2="9.583cm" draw:start-shape="id10" draw:end-shape="id6" draw:end-glue-point="7" svg:d="m13573 12390-5207-2807" svg:viewBox="0 0 5208 2808">
          <text:p text:style-name="P1"><text:span text:style-name="T2"/></text:p>
          <text:p text:style-name="P1"><text:span text:style-name="T2">tcp</text:span></text:p>
        </draw:connector>
        <draw:custom-shape draw:style-name="gr5" draw:text-style-name="P2" xml:id="id12" draw:id="id12" draw:layer="layout" svg:width="3.81cm" svg:height="0.762cm" svg:x="13.7cm" svg:y="17.04cm">
          <text:p text:style-name="P1"><text:span text:style-name="T1">Jetty process finishe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3" draw:layer="layout" draw:type="line" svg:x1="15.605cm" svg:y1="15.643cm" svg:x2="15.605cm" svg:y2="17.04cm" draw:start-shape="id11" draw:end-shape="id12" draw:end-glue-point="0" svg:d="m15605 15643v1397" svg:viewBox="0 0 1 1398">
          <text:p/>
        </draw:connector>
        <draw:connector draw:style-name="gr4" draw:text-style-name="P3" draw:layer="layout" draw:type="line" svg:x1="8.493cm" svg:y1="14.789cm" svg:x2="13.192cm" svg:y2="14.944cm" draw:start-shape="id8" draw:end-shape="id11" svg:d="m8493 14789 4699 155" svg:viewBox="0 0 4700 156">
          <text:p text:style-name="P1"><text:span text:style-name="T2"/></text:p>
          <text:p text:style-name="P1"><text:span text:style-name="T2"/></text:p>
          <text:p text:style-name="P1"><text:span text:style-name="T2"><text:s text:c="10"/></text:span><text:span text:style-name="T2">tcp <text:s text:c="5"/></text:span></text:p>
        </draw:connector>
        <draw:custom-shape draw:style-name="gr1" draw:text-style-name="P3" xml:id="id13" draw:id="id13" draw:layer="layout" svg:width="3.81cm" svg:height="1.171cm" svg:x="4.556cm" svg:y="17.407cm">
          <text:p text:style-name="P1"><text:span text:style-name="T2">wait for Jetty process</text:span></text:p>
          <text:p text:style-name="P1"><text:span text:style-name="T2">to fini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6.461cm" svg:y1="15.375cm" svg:x2="6.461cm" svg:y2="17.407cm" draw:start-shape="id8" draw:start-glue-point="6" draw:end-shape="id13" draw:end-glue-point="4" svg:d="m6461 15375v2032" svg:viewBox="0 0 1 2033">
          <text:p/>
        </draw:connector>
        <draw:connector draw:style-name="gr4" draw:text-style-name="P3" draw:layer="layout" draw:type="line" svg:x1="13.7cm" svg:y1="17.421cm" svg:x2="8.366cm" svg:y2="17.992cm" draw:start-shape="id12" draw:start-glue-point="5" draw:end-shape="id13" svg:d="m13700 17421-5334 571" svg:viewBox="0 0 5335 572">
          <text:p text:style-name="P1"><text:span text:style-name="T2"/></text:p>
          <text:p text:style-name="P1"><text:span text:style-name="T2"/></text:p>
          <text:p text:style-name="P1"><text:span text:style-name="T2">thread sync</text:span></text:p>
        </draw:connector>
        <draw:connector draw:style-name="gr2" draw:text-style-name="P3" draw:layer="layout" draw:type="line" svg:x1="6.461cm" svg:y1="18.578cm" svg:x2="6.525cm" svg:y2="20.582cm" draw:start-shape="id13" draw:start-glue-point="6" draw:end-shape="id14" draw:end-glue-point="4" svg:d="m6461 18578 64 2004" svg:viewBox="0 0 65 2005">
          <text:p/>
        </draw:connector>
        <draw:custom-shape draw:style-name="gr5" draw:text-style-name="P3" xml:id="id9" draw:id="id9" draw:layer="layout" svg:width="4.326cm" svg:height="0.889cm" svg:x="13.446cm" svg:y="9.674cm">
          <text:p text:style-name="P1"><text:span text:style-name="T2">listen for HTTP requests </text:span><text:span text:style-name="T2"><text:line-break/></text:span><text:span text:style-name="T2">on </text:span><text:span text:style-name="T3">po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3" draw:layer="layout" draw:type="line" svg:x1="15.609cm" svg:y1="10.563cm" svg:x2="15.605cm" svg:y2="11.805cm" draw:start-shape="id9" draw:end-shape="id10" svg:d="m15609 10563-4 1242" svg:viewBox="0 0 5 1243">
          <text:p/>
        </draw:connector>
        <draw:connector draw:style-name="gr3" draw:text-style-name="P9" draw:layer="layout" draw:type="line" svg:x1="6.397cm" svg:y1="10.168cm" svg:x2="6.456cm" svg:y2="11.692cm" draw:start-shape="id6" draw:end-shape="id7" draw:end-glue-point="4" svg:d="m6397 10168 59 1524" svg:viewBox="0 0 60 1525">
          <text:p text:style-name="P1"><text:span text:style-name="T4"><text:s text:c="27"/>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Hihlovskiy</meta:initial-creator>
    <meta:creation-date>2014-05-11T11:43:28.077740663</meta:creation-date>
    <dc:date>2014-05-12T12:02:09.522700680</dc:date>
    <dc:creator>Andrey Hihlovskiy</dc:creator>
    <meta:editing-duration>PT3H5M50S</meta:editing-duration>
    <meta:editing-cycles>55</meta:editing-cycles>
    <meta:generator>LibreOffice/4.1.3.2$Linux_X86_64 LibreOffice_project/410m0$Build-2</meta:generator>
    <meta:document-statistic meta:object-count="31"/>
  </office:meta>
</office:document-meta>
</file>